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T15" style:parent-style-name="DefaultParagraphFont" style:family="text">
      <style:text-properties fo:font-weight="bold" style:font-weight-asian="bold"/>
    </style:style>
    <style:style style:name="P16" style:parent-style-name="Standard" style:list-style-name="LFO1" style:family="paragraph"/>
    <style:style style:name="P17" style:parent-style-name="Standard" style:list-style-name="LFO1" style:family="paragraph"/>
    <style:style style:name="P18" style:parent-style-name="Standard" style:family="paragraph">
      <style:paragraph-properties fo:margin-left="0.5in">
        <style:tab-stops/>
      </style:paragraph-properties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style:font-weight-complex="bold"/>
    </style:style>
    <style:style style:name="P22" style:parent-style-name="Standard" style:family="paragraph">
      <style:text-properties style:font-weight-complex="bold"/>
    </style:style>
    <style:style style:name="P23" style:parent-style-name="Standard" style:family="paragraph">
      <style:text-properties style:font-weight-complex="bold"/>
    </style:style>
  </office:automatic-styles>
  <office:body>
    <office:text text:use-soft-page-breaks="true">
      <text:p text:style-name="P1">Purpose</text:p>
      <text:p text:style-name="Standard"/>
      <text:p text:style-name="Standard">The main objective of this system is to allow a delivery person into a<text:s/>demarcated<text:s/>area of your house when you are not there. You should be able to give access remotely and<text:s/>monitor the<text:s/>delivery<text:s/>person while you they are in the area.</text:p>
      <text:p text:style-name="Standard"/>
      <text:p text:style-name="Standard">This document will demonstrate how the functionality of<text:s/>this system was tested by team CodeBlox</text:p>
      <text:p text:style-name="Standard"/>
      <text:p text:style-name="P2">Scope</text:p>
      <text:p text:style-name="P3"/>
      <text:p text:style-name="Standard">The scope of this document is structured as followed. The features that are<text:s/>considered<text:s/>for testing are listed in section *<text:span text:style-name="T4">INSERT SECTION NUMBER*.<text:s/></text:span>Tests that have been identified from the requirements are discussed in detail in section *<text:span text:style-name="T5">INSERT SECTION NUMBER*</text:span><text:s/>Furthermore, this document outlines the test environment and the risks involved in the testing approaches that will be followed. Assumptions and dependencies of this test plan will also be mentioned. Section*<text:span text:style-name="T6">INSERT SECTION NUMBER*<text:s/></text:span>outlines, discusses<text:s/>and concludes on the results of the tests, respective</text:p>
      <text:p text:style-name="P7"/>
      <text:p text:style-name="P8">1.3 Test<text:s/>Environments</text:p>
      <text:p text:style-name="P9"/>
      <text:p text:style-name="P10">Hardware</text:p>
      <text:p text:style-name="Standard">Hardware testing is done on a level of using a<text:s/>voltammeter to test if a connection is active. LED’s were used for testing responses to the python scripts.</text:p>
      <text:p text:style-name="Standard"/>
      <text:list text:style-name="LFO1" text:continue-numbering="true">
        <text:list-item>
          <text:p text:style-name="P11">Programing Languages Used</text:p>
          <text:list text:continue-numbering="true">
            <text:list-item>
              <text:p text:style-name="P12">C used to program the demo gate system which is an arduino that gets triggered by the pi,<text:s/>the<text:s/>arduino ide is used for coding<text:s/>C.</text:p>
            </text:list-item>
            <text:list-item>
              <text:p text:style-name="P13"><text:s/>Python scripts have been used to trigger the raspberry pi GPIO pins, the response of the hardware is firstly tested with leds’s before being connected to the gate system.</text:p>
            </text:list-item>
            <text:list-item>
              <text:p text:style-name="P14">Node JS is used to connect to the master server , the connection is initiated by the pi to avoid having to use port forwarding. Testing is still to be done on this part *<text:span text:style-name="T15">TODO*</text:span></text:p>
            </text:list-item>
          </text:list>
        </text:list-item>
        <text:list-item>
          <text:p text:style-name="P16">Operating System</text:p>
          <text:list text:continue-numbering="true">
            <text:list-item>
              <text:p text:style-name="P17">The current operation system of the PI is the latest version of raspbian.</text:p>
            </text:list-item>
          </text:list>
        </text:list-item>
      </text:list>
      <text:p text:style-name="P18"/>
      <text:p text:style-name="P19"/>
      <text:p text:style-name="P20">Server<text:s/></text:p>
      <text:p text:style-name="P21">Mocca is used for testing of the backend server<text:s/></text:p>
      <text:p text:style-name="P22"/>
      <text:p text:style-name="P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Z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Lorenzo Spazzoli</dc:creator>
    <meta:creation-date>2016-09-27T14:43:00Z</meta:creation-date>
    <dc:date>2016-09-27T13:46:00Z</dc:date>
    <meta:template xlink:href="Normal" xlink:type="simple"/>
    <meta:editing-cycles>4</meta:editing-cycles>
    <meta:editing-duration>PT1740S</meta:editing-duration>
    <meta:document-statistic meta:page-count="1" meta:paragraph-count="3" meta:word-count="261" meta:character-count="1750" meta:row-count="12" meta:non-whitespace-character-count="1492"/>
  </office:meta>
</office:document-meta>
</file>